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882in"/>
    </style:style>
    <style:style style:name="co2" style:family="table-column">
      <style:table-column-properties fo:break-before="auto" style:column-width="0.443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est" table:style-name="ta1">
        <table:shapes>
          <draw:frame draw:z-index="0" draw:style-name="gr1" draw:text-style-name="P1" svg:width="15.5866in" svg:height="7.4563in" svg:x="0.811in" svg:y="0.0417in">
            <draw:object draw:notify-on-update-of-ranges="test.A1:test.A289 test.B1:test.B28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-190" calcext:value-type="float">
            <text:p>-1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7" calcext:value-type="float">
            <text:p>18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4" calcext:value-type="float">
            <text:p>114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4" calcext:value-type="float">
            <text:p>13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8" calcext:value-type="float">
            <text:p>1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64" calcext:value-type="float">
            <text:p>1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7" calcext:value-type="float">
            <text:p>1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76" calcext:value-type="float">
            <text:p>1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9" calcext:value-type="float">
            <text:p>1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85" calcext:value-type="float">
            <text:p>18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86" calcext:value-type="float">
            <text:p>18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84" calcext:value-type="float">
            <text:p>18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83" calcext:value-type="float">
            <text:p>18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82" calcext:value-type="float">
            <text:p>18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79" calcext:value-type="float">
            <text:p>17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77" calcext:value-type="float">
            <text:p>17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4" calcext:value-type="float">
            <text:p>17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70" calcext:value-type="float">
            <text:p>170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64" calcext:value-type="float">
            <text:p>164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60" calcext:value-type="float">
            <text:p>160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57" calcext:value-type="float">
            <text:p>157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53" calcext:value-type="float">
            <text:p>15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8" calcext:value-type="float">
            <text:p>148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" calcext:value-type="float">
            <text:p>144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38" calcext:value-type="float">
            <text:p>138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28" calcext:value-type="float">
            <text:p>128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4" calcext:value-type="float">
            <text:p>124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20" calcext:value-type="float">
            <text:p>120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7" calcext:value-type="float">
            <text:p>117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13" calcext:value-type="float">
            <text:p>11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0" calcext:value-type="float">
            <text:p>110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7" calcext:value-type="float">
            <text:p>107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4" calcext:value-type="float">
            <text:p>10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2" calcext:value-type="float">
            <text:p>10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7" calcext:value-type="float">
            <text:p>97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3" calcext:value-type="float">
            <text:p>9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1" calcext:value-type="float">
            <text:p>9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0" calcext:value-type="float">
            <text:p>50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30" calcext:value-type="float">
            <text:p>1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36" calcext:value-type="float">
            <text:p>13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2" calcext:value-type="float">
            <text:p>1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9" calcext:value-type="float">
            <text:p>14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54" calcext:value-type="float">
            <text:p>15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66" calcext:value-type="float">
            <text:p>1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81" calcext:value-type="float">
            <text:p>1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88" calcext:value-type="float">
            <text:p>1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91" calcext:value-type="float">
            <text:p>1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96" calcext:value-type="float">
            <text:p>1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98" calcext:value-type="float">
            <text:p>19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5" calcext:value-type="float">
            <text:p>25</text:p>
          </table:table-cell>
          <table:table-cell office:value-type="float" office:value="-173" calcext:value-type="float">
            <text:p>-17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77" calcext:value-type="float">
            <text:p>177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00" calcext:value-type="float">
            <text:p>20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99" calcext:value-type="float">
            <text:p>19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98" calcext:value-type="float">
            <text:p>19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96" calcext:value-type="float">
            <text:p>19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93" calcext:value-type="float">
            <text:p>19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90" calcext:value-type="float">
            <text:p>190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84" calcext:value-type="float">
            <text:p>18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79" calcext:value-type="float">
            <text:p>179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72" calcext:value-type="float">
            <text:p>172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4" calcext:value-type="float">
            <text:p>164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57" calcext:value-type="float">
            <text:p>157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8" calcext:value-type="float">
            <text:p>148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9" calcext:value-type="float">
            <text:p>139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11" calcext:value-type="float">
            <text:p>111</text:p>
          </table:table-cell>
          <table:table-cell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53" calcext:value-type="float">
            <text:p>253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76" calcext:value-type="float">
            <text:p>176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0" calcext:value-type="float">
            <text:p>90</text:p>
          </table:table-cell>
          <table:table-cell office:value-type="float" office:value="-86" calcext:value-type="float">
            <text:p>-8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5" calcext:value-type="float">
            <text:p>55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8" calcext:value-type="float">
            <text:p>48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2" calcext:value-type="float">
            <text:p>22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86" calcext:value-type="float">
            <text:p>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7" calcext:value-type="float">
            <text:p>10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28" calcext:value-type="float">
            <text:p>12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1" calcext:value-type="float">
            <text:p>1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7" calcext:value-type="float">
            <text:p>15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82" calcext:value-type="float">
            <text:p>1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85" calcext:value-type="float">
            <text:p>1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95" calcext:value-type="float">
            <text:p>1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82" calcext:value-type="float">
            <text:p>182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4" calcext:value-type="float">
            <text:p>34</text:p>
          </table:table-cell>
          <table:table-cell office:value-type="float" office:value="-148" calcext:value-type="float">
            <text:p>-14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98" calcext:value-type="float">
            <text:p>198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04" calcext:value-type="float">
            <text:p>2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03" calcext:value-type="float">
            <text:p>20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02" calcext:value-type="float">
            <text:p>20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01" calcext:value-type="float">
            <text:p>20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98" calcext:value-type="float">
            <text:p>198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95" calcext:value-type="float">
            <text:p>19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92" calcext:value-type="float">
            <text:p>19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87" calcext:value-type="float">
            <text:p>187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83" calcext:value-type="float">
            <text:p>18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78" calcext:value-type="float">
            <text:p>178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72" calcext:value-type="float">
            <text:p>172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66" calcext:value-type="float">
            <text:p>166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61" calcext:value-type="float">
            <text:p>161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54" calcext:value-type="float">
            <text:p>154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8" calcext:value-type="float">
            <text:p>148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1" calcext:value-type="float">
            <text:p>141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4" calcext:value-type="float">
            <text:p>134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26" calcext:value-type="float">
            <text:p>126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20" calcext:value-type="float">
            <text:p>120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06" calcext:value-type="float">
            <text:p>106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04" calcext:value-type="float">
            <text:p>10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02" calcext:value-type="float">
            <text:p>10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98" calcext:value-type="float">
            <text:p>9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97" calcext:value-type="float">
            <text:p>9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96" calcext:value-type="float">
            <text:p>9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94" calcext:value-type="float">
            <text:p>9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3" calcext:value-type="float">
            <text:p>9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92" calcext:value-type="float">
            <text:p>9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88" calcext:value-type="float">
            <text:p>88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2" calcext:value-type="float">
            <text:p>62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1" calcext:value-type="float">
            <text:p>6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8" calcext:value-type="float">
            <text:p>58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8" calcext:value-type="float">
            <text:p>38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9" calcext:value-type="float">
            <text:p>29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5" calcext:value-type="float">
            <text:p>6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92" calcext:value-type="float">
            <text:p>9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2" calcext:value-type="float">
            <text:p>9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31" calcext:value-type="float">
            <text:p>13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39" calcext:value-type="float">
            <text:p>13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6" calcext:value-type="float">
            <text:p>14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52" calcext:value-type="float">
            <text:p>1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64" calcext:value-type="float">
            <text:p>16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71" calcext:value-type="float">
            <text:p>17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81" calcext:value-type="float">
            <text:p>1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87" calcext:value-type="float">
            <text:p>18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90" calcext:value-type="float">
            <text:p>1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97" calcext:value-type="float">
            <text:p>1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06" calcext:value-type="float">
            <text:p>20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01" calcext:value-type="float">
            <text:p>201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40" calcext:value-type="float">
            <text:p>40</text:p>
          </table:table-cell>
          <table:table-cell office:value-type="float" office:value="-161" calcext:value-type="float">
            <text:p>-16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01" calcext:value-type="float">
            <text:p>201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10" calcext:value-type="float">
            <text:p>2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99" calcext:value-type="float">
            <text:p>199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30" calcext:value-type="float">
            <text:p>2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8" calcext:value-type="float">
            <text:p>178</text:p>
          </table:table-cell>
          <table:table-cell office:value-type="float" office:value="-52" calcext:value-type="float">
            <text:p>-5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71" calcext:value-type="float">
            <text:p>171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65" calcext:value-type="float">
            <text:p>16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58" calcext:value-type="float">
            <text:p>158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51" calcext:value-type="float">
            <text:p>151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4" calcext:value-type="float">
            <text:p>144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37" calcext:value-type="float">
            <text:p>137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30" calcext:value-type="float">
            <text:p>130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22" calcext:value-type="float">
            <text:p>122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18" calcext:value-type="float">
            <text:p>118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09" calcext:value-type="float">
            <text:p>10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07" calcext:value-type="float">
            <text:p>10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05" calcext:value-type="float">
            <text:p>10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04" calcext:value-type="float">
            <text:p>10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03" calcext:value-type="float">
            <text:p>10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01" calcext:value-type="float">
            <text:p>10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99" calcext:value-type="float">
            <text:p>9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98" calcext:value-type="float">
            <text:p>9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96" calcext:value-type="float">
            <text:p>9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4" calcext:value-type="float">
            <text:p>9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89" calcext:value-type="float">
            <text:p>89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63" calcext:value-type="float">
            <text:p>63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2" calcext:value-type="float">
            <text:p>52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55" calcext:value-type="float">
            <text:p>255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04" calcext:value-type="float">
            <text:p>104</text:p>
          </table:table-cell>
          <table:table-cell office:value-type="float" office:value="-151" calcext:value-type="float">
            <text:p>-1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26T21:12:11.100411064</dc:date>
    <meta:editing-duration>PT3M38S</meta:editing-duration>
    <meta:editing-cycles>1</meta:editing-cycles>
    <meta:document-statistic meta:table-count="1" meta:cell-count="867" meta:object-count="1"/>
    <meta:generator>LibreOffice/4.3.3.2$Linux_ARM_EABI LibreOffice_project/4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9.591cm" svg:height="18.94cm" xlink:href=".." xlink:type="simple" chart:class="chart:scatter" chart:style-name="ch1">
        <chart:legend chart:legend-position="end" svg:x="37.196cm" svg:y="9.171cm" style:legend-expansion="high" chart:style-name="ch2"/>
        <chart:plot-area chart:style-name="ch3" table:cell-range-address="test.A1:test.B289" svg:x="0.791cm" svg:y="0.378cm" svg:width="35.614cm" svg:height="18.184cm">
          <chartooo:coordinate-region svg:x="1.677cm" svg:y="0.577cm" svg:width="34.409cm" svg:height="17.3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.B1:test.B289" chart:class="chart:scatter">
            <chart:domain table:cell-range-address="test.A1:test.A289"/>
            <chart:data-point chart:repeated="28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est.A1:test.A289</svg:desc>
                </draw:g>
              </table:table-cell>
              <table:table-cell office:value-type="float" office:value="255">
                <text:p>255</text:p>
                <draw:g>
                  <svg:desc>test.B1:test.B2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104">
                <text:p>1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ARM_EABI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